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4" style:family="graphic" style:parent-style-name="standard">
      <style:graphic-properties svg:stroke-width="0.051cm" svg:stroke-color="#72bf44" draw:marker-start-width="0.355cm" draw:marker-end-width="0.355cm" draw:fill="solid" draw:fill-color="#c2e0ae" draw:textarea-horizontal-align="justify" draw:textarea-vertical-align="middle" draw:auto-grow-height="false" fo:min-height="1.02cm" fo:min-width="1.913cm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72bf44" draw:marker-start-width="0.355cm" draw:marker-end-width="0.355cm" draw:fill="solid" draw:fill-color="#c2e0ae" draw:textarea-horizontal-align="justify" draw:textarea-vertical-align="middle" draw:auto-grow-height="false" fo:min-height="0.97cm" fo:min-width="1.863cm" fo:padding-top="0.15cm" fo:padding-bottom="0.15cm" fo:padding-left="0.275cm" fo:padding-right="0.275cm"/>
    </style:style>
    <style:style style:name="gr7" style:family="graphic" style:parent-style-name="standard">
      <style:graphic-properties svg:stroke-width="0cm" svg:stroke-color="#000000" draw:marker-start-width="0.152cm" draw:marker-end-width="0.152cm" draw:textarea-horizontal-align="justify" draw:textarea-vertical-align="middle" draw:auto-grow-height="false" fo:min-height="0.131cm" fo:min-width="0cm" fo:padding-top="0.125cm" fo:padding-bottom="0.125cm" fo:padding-left="0.25cm" fo:padding-right="0.25cm"/>
    </style:style>
    <style:style style:name="gr8" style:family="graphic" style:parent-style-name="standard">
      <style:graphic-properties svg:stroke-width="0cm" svg:stroke-color="#000000" draw:marker-start-width="0.152cm" draw:marker-end-width="0.152cm" draw:fill="solid" draw:fill-color="#c2e0ae" draw:textarea-horizontal-align="justify" draw:textarea-vertical-align="middle" draw:auto-grow-height="false" fo:min-height="0.97cm" fo:min-width="1.863cm" fo:padding-top="0.124cm" fo:padding-bottom="0.124cm" fo:padding-left="0.249cm" fo:padding-right="0.249cm"/>
    </style:style>
    <style:style style:name="gr9" style:family="graphic" style:parent-style-name="objectwithoutfill">
      <style:graphic-properties svg:stroke-width="0cm" svg:stroke-color="#000000" draw:marker-start-width="0.152cm" draw:marker-end-width="0.152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3.306cm" fo:min-width="1.405cm"/>
    </style:style>
    <style:style style:name="gr1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1.274cm" fo:min-width="3.818cm"/>
    </style:style>
    <style:style style:name="gr12" style:family="graphic" style:parent-style-name="standard">
      <style:graphic-properties draw:stroke="none" svg:stroke-color="#3465a4" draw:fill="solid" draw:fill-color="#ed1c24" draw:textarea-horizontal-align="justify" draw:textarea-vertical-align="middle" draw:auto-grow-height="false" fo:min-height="0.131cm" fo:min-width="0cm"/>
    </style:style>
    <style:style style:name="gr13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31cm" fo:min-width="0cm"/>
    </style:style>
    <style:style style:name="gr14" style:family="graphic" style:parent-style-name="standard">
      <style:graphic-properties svg:stroke-width="0.051cm" svg:stroke-color="#808080" draw:marker-start-width="0.355cm" draw:marker-end-width="0.355cm" draw:fill="none" draw:textarea-horizontal-align="justify" draw:textarea-vertical-align="middle" draw:auto-grow-height="false" fo:min-height="4.068cm" fo:min-width="1.405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808080" draw:marker-start-width="0.355cm" draw:marker-end-width="0.355cm" draw:fill="none" draw:textarea-horizontal-align="justify" draw:textarea-vertical-align="middle" draw:auto-grow-height="false" fo:min-height="4.018cm" fo:min-width="1.355cm" fo:padding-top="0.15cm" fo:padding-bottom="0.15cm" fo:padding-left="0.275cm" fo:padding-right="0.275cm"/>
    </style:style>
    <style:style style:name="gr16" style:family="graphic" style:parent-style-name="standard">
      <style:graphic-properties svg:stroke-width="0.102cm" svg:stroke-color="#21409a" draw:marker-start-width="0.228cm" draw:marker-end-width="0.228cm" draw:fill="none" draw:textarea-horizontal-align="justify" draw:textarea-vertical-align="middle" draw:auto-grow-height="false" fo:min-height="4.018cm" fo:min-width="1.355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21409a" draw:marker-start-width="0.228cm" draw:marker-end-width="0.228cm" draw:fill="solid" draw:fill-color="#c2e0ae" draw:textarea-horizontal-align="justify" draw:textarea-vertical-align="middle" draw:auto-grow-height="false" fo:min-height="2.19cm" fo:min-width="2.536cm" fo:padding-top="0.175cm" fo:padding-bottom="0.175cm" fo:padding-left="0.3cm" fo:padding-right="0.3cm"/>
    </style:style>
    <style:style style:name="gr19" style:family="graphic" style:parent-style-name="objectwithoutfill">
      <style:graphic-properties svg:stroke-width="0cm" svg:stroke-color="#000000" draw:marker-start-width="0.279cm" draw:marker-end-width="0.279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102cm" svg:stroke-color="#fff200" draw:marker-start-width="0.228cm" draw:marker-end-width="0.228cm" draw:fill="solid" draw:fill-color="#fff9ae" draw:textarea-horizontal-align="justify" draw:textarea-vertical-align="middle" draw:auto-grow-height="false" fo:min-height="2.29cm" fo:min-width="2.675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21409a" draw:marker-start-width="0.509cm" draw:marker-end-width="0.509cm" draw:fill="solid" draw:fill-color="#407927" draw:textarea-horizontal-align="justify" draw:textarea-vertical-align="middle" draw:auto-grow-height="false" fo:min-height="1.274cm" fo:min-width="4.58cm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svg:stroke-color="#21409a" draw:marker-start-width="0.228cm" draw:marker-end-width="0.228cm" draw:fill="solid" draw:fill-color="#f58220" draw:textarea-horizontal-align="justify" draw:textarea-vertical-align="middle" draw:auto-grow-height="false" fo:min-height="0.639cm" fo:min-width="1.786cm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fff200" draw:marker-start-width="0.305cm" draw:marker-end-width="0.305cm" draw:fill="solid" draw:fill-color="#fff9ae" draw:textarea-horizontal-align="justify" draw:textarea-vertical-align="middle" draw:auto-grow-height="false" fo:min-height="2.29cm" fo:min-width="1.532cm" fo:padding-top="0.176cm" fo:padding-bottom="0.176cm" fo:padding-left="0.301cm" fo:padding-right="0.301cm"/>
    </style:style>
    <style:style style:name="gr24" style:family="graphic" style:parent-style-name="standard">
      <style:graphic-properties svg:stroke-width="0.102cm" svg:stroke-color="#fff200" draw:marker-start-width="0.305cm" draw:marker-end-width="0.305cm" draw:fill="solid" draw:fill-color="#fff9ae" draw:textarea-horizontal-align="justify" draw:textarea-vertical-align="middle" draw:auto-grow-height="false" fo:min-height="2.163cm" fo:min-width="2.548cm" fo:padding-top="0.176cm" fo:padding-bottom="0.176cm" fo:padding-left="0.301cm" fo:padding-right="0.301cm"/>
    </style:style>
    <style:style style:name="gr25" style:family="graphic" style:parent-style-name="objectwithoutfill">
      <style:graphic-properties draw:stroke="solid" draw:stroke-dash="Fine_20_Dashed" svg:stroke-color="#000000" draw:fill="none" draw:textarea-vertical-align="middle"/>
    </style:style>
    <style:style style:name="gr26" style:family="graphic" style:parent-style-name="standard">
      <style:graphic-properties svg:stroke-width="0.102cm" svg:stroke-color="#21409a" draw:marker-start-width="0.509cm" draw:marker-end-width="0.509cm" draw:fill="solid" draw:fill-color="#c2e0ae" draw:textarea-vertical-align="middle" fo:padding-top="0.176cm" fo:padding-bottom="0.176cm" fo:padding-left="0.301cm" fo:padding-right="0.301cm"/>
    </style:style>
    <style:style style:name="gr27" style:family="graphic" style:parent-style-name="objectwithoutfill">
      <style:graphic-properties svg:stroke-width="0.102cm" svg:stroke-color="#ffffff" draw:marker-start-width="0.509cm" draw:marker-end-width="0.509cm" svg:stroke-linecap="round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2e0ae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solid" draw:fill-color="#ed1c24"/>
      <style:paragraph-properties fo:text-align="center"/>
      <style:text-properties fo:color="#ffffff"/>
    </style:style>
    <style:style style:name="P6" style:family="paragraph">
      <loext:graphic-properties draw:fill="solid" draw:fill-color="#000000"/>
      <style:paragraph-properties fo:text-align="center"/>
      <style:text-properties fo:color="#ffffff"/>
    </style:style>
    <style:style style:name="P7" style:family="paragraph">
      <loext:graphic-properties draw:fill="solid" draw:fill-color="#fff9ae"/>
      <style:paragraph-properties fo:text-align="center"/>
    </style:style>
    <style:style style:name="P8" style:family="paragraph">
      <loext:graphic-properties draw:fill="solid" draw:fill-color="#407927"/>
      <style:paragraph-properties fo:text-align="center"/>
      <style:text-properties fo:color="#ffffff" fo:font-weight="bold" style:font-weight-asian="bold" style:font-weight-complex="bold"/>
    </style:style>
    <style:style style:name="P9" style:family="paragraph">
      <loext:graphic-properties draw:fill="solid" draw:fill-color="#f5822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8" draw:id="id68" draw:layer="layout" svg:width="0.254cm" svg:height="0.254cm" svg:x="4.683cm" svg:y="19.1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6" draw:id="id66" draw:layer="layout" svg:width="0.254cm" svg:height="0.254cm" svg:x="5.064cm" svg:y="19.1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9" draw:id="id69" draw:layer="layout" svg:width="0.254cm" svg:height="0.254cm" svg:x="17.002cm" svg:y="24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7" draw:id="id67" draw:layer="layout" svg:width="0.254cm" svg:height="0.254cm" svg:x="15.605cm" svg:y="24.2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9" draw:id="id59" draw:layer="layout" svg:width="0.254cm" svg:height="0.254cm" svg:x="9.04cm" svg:y="20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254cm" svg:height="0.254cm" svg:x="9.04cm" svg:y="20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254cm" svg:height="0.254cm" svg:x="9.04cm" svg:y="19.2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254cm" svg:height="0.254cm" svg:x="9.04cm" svg:y="18.5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254cm" svg:height="0.254cm" svg:x="9.04cm" svg:y="17.7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254cm" svg:height="0.254cm" svg:x="9.04cm" svg:y="17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254cm" svg:height="0.254cm" svg:x="9.04cm" svg:y="16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254cm" svg:height="0.254cm" svg:x="9.04cm" svg:y="15.4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254cm" svg:height="0.254cm" svg:x="9.04cm" svg:y="14.7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254cm" svg:height="0.254cm" svg:x="9.04cm" svg:y="13.9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254cm" svg:height="0.254cm" svg:x="9.04cm" svg:y="13.1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254cm" svg:height="0.254cm" svg:x="9.04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254cm" svg:height="0.254cm" svg:x="9.04cm" svg:y="11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0.254cm" svg:height="0.254cm" svg:x="9.04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0.254cm" svg:height="0.254cm" svg:x="9.04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0.254cm" svg:height="0.254cm" svg:x="9.04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0.254cm" svg:height="0.254cm" svg:x="9.04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0.254cm" svg:height="0.254cm" svg:x="9.04cm" svg:y="7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0.254cm" svg:height="0.254cm" svg:x="9.04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0.254cm" svg:height="0.254cm" svg:x="9.04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0.254cm" svg:height="0.254cm" svg:x="9.04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0.254cm" svg:height="0.254cm" svg:x="9.04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0.254cm" svg:height="0.254cm" svg:x="9.04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0.254cm" svg:height="0.254cm" svg:x="9.04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0.254cm" svg:height="0.254cm" svg:x="9.04cm" svg:y="2.524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9.04cm" svg:y1="20.177cm" svg:x2="9.04cm" svg:y2="19.415cm" draw:start-shape="id1" draw:start-glue-point="3" draw:end-shape="id2" draw:end-glue-point="3" svg:d="M9040 20177c-751 0-751-762 0-762" svg:viewBox="0 0 564 763">
          <text:p/>
        </draw:connector>
        <draw:connector draw:style-name="gr2" draw:text-style-name="P2" draw:layer="layout" draw:type="curve" svg:x1="9.04cm" svg:y1="18.653cm" svg:x2="9.04cm" svg:y2="17.891cm" draw:start-shape="id3" draw:start-glue-point="3" draw:end-shape="id4" draw:end-glue-point="3" svg:d="M9040 18653c-751 0-751-762 0-762" svg:viewBox="0 0 564 763">
          <text:p/>
        </draw:connector>
        <draw:connector draw:style-name="gr2" draw:text-style-name="P2" draw:layer="layout" draw:type="curve" svg:x1="9.04cm" svg:y1="17.129cm" svg:x2="9.04cm" svg:y2="16.367cm" draw:start-shape="id5" draw:start-glue-point="3" draw:end-shape="id6" draw:end-glue-point="3" svg:d="M9040 17129c-751 0-751-762 0-762" svg:viewBox="0 0 564 763">
          <text:p/>
        </draw:connector>
        <draw:connector draw:style-name="gr2" draw:text-style-name="P2" draw:layer="layout" draw:type="curve" svg:x1="9.04cm" svg:y1="15.605cm" svg:x2="9.04cm" svg:y2="14.843cm" draw:start-shape="id7" draw:start-glue-point="3" draw:end-shape="id8" draw:end-glue-point="3" svg:d="M9040 15605c-751 0-751-762 0-762" svg:viewBox="0 0 564 763">
          <text:p/>
        </draw:connector>
        <draw:connector draw:style-name="gr2" draw:text-style-name="P2" draw:layer="layout" draw:type="curve" svg:x1="9.04cm" svg:y1="14.081cm" svg:x2="9.04cm" svg:y2="13.319cm" draw:start-shape="id9" draw:start-glue-point="3" draw:end-shape="id10" draw:end-glue-point="3" svg:d="M9040 14081c-751 0-751-762 0-762" svg:viewBox="0 0 564 763">
          <text:p/>
        </draw:connector>
        <draw:connector draw:style-name="gr2" draw:text-style-name="P2" draw:layer="layout" draw:type="curve" svg:x1="9.04cm" svg:y1="12.557cm" svg:x2="9.04cm" svg:y2="11.795cm" draw:start-shape="id11" draw:start-glue-point="3" draw:end-shape="id12" draw:end-glue-point="3" svg:d="M9040 12557c-751 0-751-762 0-762" svg:viewBox="0 0 564 763">
          <text:p/>
        </draw:connector>
        <draw:connector draw:style-name="gr2" draw:text-style-name="P2" draw:layer="layout" draw:type="curve" svg:x1="9.04cm" svg:y1="11.033cm" svg:x2="9.04cm" svg:y2="10.271cm" draw:start-shape="id13" draw:start-glue-point="3" draw:end-shape="id14" draw:end-glue-point="3" svg:d="M9040 11033c-751 0-751-762 0-762" svg:viewBox="0 0 564 763">
          <text:p/>
        </draw:connector>
        <draw:connector draw:style-name="gr2" draw:text-style-name="P2" draw:layer="layout" draw:type="curve" svg:x1="9.04cm" svg:y1="9.509cm" svg:x2="9.04cm" svg:y2="8.747cm" draw:start-shape="id15" draw:start-glue-point="3" draw:end-shape="id16" draw:end-glue-point="3" svg:d="M9040 9509c-751 0-751-762 0-762" svg:viewBox="0 0 564 763">
          <text:p/>
        </draw:connector>
        <draw:connector draw:style-name="gr2" draw:text-style-name="P2" draw:layer="layout" draw:type="curve" svg:x1="9.04cm" svg:y1="7.985cm" svg:x2="9.04cm" svg:y2="7.223cm" draw:start-shape="id17" draw:start-glue-point="3" draw:end-shape="id18" draw:end-glue-point="3" svg:d="M9040 7985c-751 0-751-762 0-762" svg:viewBox="0 0 564 763">
          <text:p/>
        </draw:connector>
        <draw:connector draw:style-name="gr2" draw:text-style-name="P2" draw:layer="layout" draw:type="curve" svg:x1="9.04cm" svg:y1="6.461cm" svg:x2="9.04cm" svg:y2="5.699cm" draw:start-shape="id19" draw:start-glue-point="3" draw:end-shape="id20" draw:end-glue-point="3" svg:d="M9040 6461c-751 0-751-762 0-762" svg:viewBox="0 0 564 763">
          <text:p/>
        </draw:connector>
        <draw:connector draw:style-name="gr2" draw:text-style-name="P2" draw:layer="layout" draw:type="curve" svg:x1="9.04cm" svg:y1="4.937cm" svg:x2="9.04cm" svg:y2="4.175cm" draw:start-shape="id21" draw:start-glue-point="3" draw:end-shape="id22" draw:end-glue-point="3" svg:d="M9040 4937c-751 0-751-762 0-762" svg:viewBox="0 0 564 763">
          <text:p/>
        </draw:connector>
        <draw:connector draw:style-name="gr2" draw:text-style-name="P2" draw:layer="layout" draw:type="curve" svg:x1="9.04cm" svg:y1="3.413cm" svg:x2="9.04cm" svg:y2="2.651cm" draw:start-shape="id23" draw:start-glue-point="3" draw:end-shape="id24" draw:end-glue-point="3" svg:d="M9040 3413c-751 0-751-762 0-762" svg:viewBox="0 0 564 763">
          <text:p/>
        </draw:connector>
        <draw:g>
          <draw:custom-shape draw:style-name="gr3" draw:text-style-name="P1" xml:id="id30" draw:id="id30" draw:layer="layout" svg:width="0.381cm" svg:height="0.381cm" svg:x="12.723cm" svg:y="2.9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28" draw:id="id28" draw:layer="layout" svg:width="0.381cm" svg:height="0.381cm" svg:x="12.723cm" svg:y="3.2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26" draw:id="id26" draw:layer="layout" svg:width="0.381cm" svg:height="0.381cm" svg:x="12.723cm" svg:y="3.6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xml:id="id29" draw:id="id29" draw:layer="layout" svg:width="2.413cm" svg:height="1.27cm" svg:x="9.04cm" svg:y="1.635cm">
            <text:p text:style-name="P1"><text:span text:style-name="T1">LTC6811</text:span><text:span text:style-name="T1"><text:line-break/></text:span><text:span text:style-name="T1">9 - Cell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27" draw:id="id27" draw:layer="layout" svg:width="2.413cm" svg:height="1.27cm" svg:x="9.04cm" svg:y="3.159cm">
            <text:p text:style-name="P1"><text:span text:style-name="T1">LTC6811</text:span><text:span text:style-name="T1"><text:line-break/></text:span><text:span text:style-name="T1">9 - Cell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25" draw:id="id25" draw:layer="layout" svg:width="2.413cm" svg:height="1.27cm" svg:x="9.04cm" svg:y="4.683cm">
            <text:p text:style-name="P1"><text:span text:style-name="T1">LTC6811</text:span><text:span text:style-name="T1"><text:line-break/></text:span><text:span text:style-name="T1">10 - Cell</text:span></text:p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draw:type="curve" svg:x1="11.453cm" svg:y1="5.318cm" svg:x2="12.723cm" svg:y2="3.857cm" draw:start-shape="id25" draw:start-glue-point="1" draw:end-shape="id26" draw:end-glue-point="3" svg:d="M11453 5318c970 0 336-1461 1270-1461" svg:viewBox="0 0 1271 1462">
            <text:p/>
          </draw:connector>
          <draw:connector draw:style-name="gr5" draw:text-style-name="P2" draw:layer="layout" draw:type="curve" svg:x1="11.453cm" svg:y1="3.794cm" svg:x2="12.723cm" svg:y2="3.476cm" draw:start-shape="id27" draw:start-glue-point="1" draw:end-shape="id28" draw:end-glue-point="3" svg:d="M11453 3794c970 0 336-318 1270-318" svg:viewBox="0 0 1271 319">
            <text:p/>
          </draw:connector>
          <draw:connector draw:style-name="gr5" draw:text-style-name="P2" draw:layer="layout" draw:type="curve" svg:x1="11.453cm" svg:y1="2.27cm" svg:x2="12.723cm" svg:y2="3.095cm" draw:start-shape="id29" draw:start-glue-point="1" draw:end-shape="id30" draw:end-glue-point="3" svg:d="M11453 2270c970 0 336 825 1270 825" svg:viewBox="0 0 1271 826">
            <text:p/>
          </draw:connector>
        </draw:g>
        <draw:g>
          <draw:custom-shape draw:style-name="gr3" draw:text-style-name="P1" xml:id="id36" draw:id="id36" draw:layer="layout" svg:width="0.381cm" svg:height="0.381cm" svg:x="12.723cm" svg:y="7.4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34" draw:id="id34" draw:layer="layout" svg:width="0.381cm" svg:height="0.381cm" svg:x="12.723cm" svg:y="7.8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32" draw:id="id32" draw:layer="layout" svg:width="0.381cm" svg:height="0.381cm" svg:x="12.723cm" svg:y="8.23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xml:id="id35" draw:id="id35" draw:layer="layout" svg:width="2.413cm" svg:height="1.27cm" svg:x="9.04cm" svg:y="6.207cm">
            <text:p text:style-name="P1"><text:span text:style-name="T1">LTC6811</text:span><text:span text:style-name="T1"><text:line-break/></text:span><text:span text:style-name="T1">9 - Cel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33" draw:id="id33" draw:layer="layout" svg:width="2.413cm" svg:height="1.27cm" svg:x="9.04cm" svg:y="7.731cm">
            <text:p text:style-name="P1"><text:span text:style-name="T1">LTC6811</text:span><text:span text:style-name="T1"><text:line-break/></text:span><text:span text:style-name="T1">9 - Cel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31" draw:id="id31" draw:layer="layout" svg:width="2.413cm" svg:height="1.27cm" svg:x="9.04cm" svg:y="9.255cm">
            <text:p text:style-name="P1"><text:span text:style-name="T1">LTC6811</text:span><text:span text:style-name="T1"><text:line-break/></text:span><text:span text:style-name="T1">10 - Cell</text:span></text:p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draw:type="curve" svg:x1="11.453cm" svg:y1="9.89cm" svg:x2="12.723cm" svg:y2="8.429cm" draw:start-shape="id31" draw:start-glue-point="1" draw:end-shape="id32" draw:end-glue-point="3" svg:d="M11453 9890c970 0 336-1461 1270-1461" svg:viewBox="0 0 1271 1462">
            <text:p/>
          </draw:connector>
          <draw:connector draw:style-name="gr5" draw:text-style-name="P2" draw:layer="layout" draw:type="curve" svg:x1="11.453cm" svg:y1="8.366cm" svg:x2="12.723cm" svg:y2="8.048cm" draw:start-shape="id33" draw:start-glue-point="1" draw:end-shape="id34" draw:end-glue-point="3" svg:d="M11453 8366c970 0 336-318 1270-318" svg:viewBox="0 0 1271 319">
            <text:p/>
          </draw:connector>
          <draw:connector draw:style-name="gr5" draw:text-style-name="P2" draw:layer="layout" draw:type="curve" svg:x1="11.453cm" svg:y1="6.842cm" svg:x2="12.723cm" svg:y2="7.667cm" draw:start-shape="id35" draw:start-glue-point="1" draw:end-shape="id36" draw:end-glue-point="3" svg:d="M11453 6842c970 0 336 825 1270 825" svg:viewBox="0 0 1271 826">
            <text:p/>
          </draw:connector>
        </draw:g>
        <draw:g>
          <draw:custom-shape draw:style-name="gr3" draw:text-style-name="P1" xml:id="id42" draw:id="id42" draw:layer="layout" svg:width="0.381cm" svg:height="0.381cm" svg:x="12.723cm" svg:y="12.0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40" draw:id="id40" draw:layer="layout" svg:width="0.381cm" svg:height="0.381cm" svg:x="12.723cm" svg:y="12.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38" draw:id="id38" draw:layer="layout" svg:width="0.381cm" svg:height="0.381cm" svg:x="12.723cm" svg:y="12.8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xml:id="id41" draw:id="id41" draw:layer="layout" svg:width="2.413cm" svg:height="1.27cm" svg:x="9.04cm" svg:y="10.779cm">
            <text:p text:style-name="P1"><text:span text:style-name="T1">LTC6811</text:span><text:span text:style-name="T1"><text:line-break/></text:span><text:span text:style-name="T1">9 - Cel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39" draw:id="id39" draw:layer="layout" svg:width="2.413cm" svg:height="1.27cm" svg:x="9.04cm" svg:y="12.303cm">
            <text:p text:style-name="P1"><text:span text:style-name="T1">LTC6811</text:span><text:span text:style-name="T1"><text:line-break/></text:span><text:span text:style-name="T1">9 - Cel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37" draw:id="id37" draw:layer="layout" svg:width="2.413cm" svg:height="1.27cm" svg:x="9.04cm" svg:y="13.827cm">
            <text:p text:style-name="P1"><text:span text:style-name="T1">LTC6811</text:span><text:span text:style-name="T1"><text:line-break/></text:span><text:span text:style-name="T1">10 - Cell</text:span></text:p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draw:type="curve" svg:x1="11.453cm" svg:y1="14.462cm" svg:x2="12.723cm" svg:y2="13.001cm" draw:start-shape="id37" draw:start-glue-point="1" draw:end-shape="id38" draw:end-glue-point="3" svg:d="M11453 14462c970 0 336-1461 1270-1461" svg:viewBox="0 0 1271 1462">
            <text:p/>
          </draw:connector>
          <draw:connector draw:style-name="gr5" draw:text-style-name="P2" draw:layer="layout" draw:type="curve" svg:x1="11.453cm" svg:y1="12.938cm" svg:x2="12.723cm" svg:y2="12.62cm" draw:start-shape="id39" draw:start-glue-point="1" draw:end-shape="id40" draw:end-glue-point="3" svg:d="M11453 12938c970 0 336-318 1270-318" svg:viewBox="0 0 1271 319">
            <text:p/>
          </draw:connector>
          <draw:connector draw:style-name="gr5" draw:text-style-name="P2" draw:layer="layout" draw:type="curve" svg:x1="11.453cm" svg:y1="11.414cm" svg:x2="12.723cm" svg:y2="12.239cm" draw:start-shape="id41" draw:start-glue-point="1" draw:end-shape="id42" draw:end-glue-point="3" svg:d="M11453 11414c970 0 336 825 1270 825" svg:viewBox="0 0 1271 826">
            <text:p/>
          </draw:connector>
        </draw:g>
        <draw:g>
          <draw:custom-shape draw:style-name="gr3" draw:text-style-name="P1" xml:id="id48" draw:id="id48" draw:layer="layout" svg:width="0.381cm" svg:height="0.381cm" svg:x="12.723cm" svg:y="16.6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46" draw:id="id46" draw:layer="layout" svg:width="0.381cm" svg:height="0.381cm" svg:x="12.723cm" svg:y="17.0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44" draw:id="id44" draw:layer="layout" svg:width="0.381cm" svg:height="0.381cm" svg:x="12.723cm" svg:y="17.38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xml:id="id47" draw:id="id47" draw:layer="layout" svg:width="2.413cm" svg:height="1.27cm" svg:x="9.04cm" svg:y="15.351cm">
            <text:p text:style-name="P1"><text:span text:style-name="T1">LTC6811</text:span><text:span text:style-name="T1"><text:line-break/></text:span><text:span text:style-name="T1">9 - Cel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45" draw:id="id45" draw:layer="layout" svg:width="2.413cm" svg:height="1.27cm" svg:x="9.04cm" svg:y="16.875cm">
            <text:p text:style-name="P1"><text:span text:style-name="T1">LTC6811</text:span><text:span text:style-name="T1"><text:line-break/></text:span><text:span text:style-name="T1">9 - Cel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43" draw:id="id43" draw:layer="layout" svg:width="2.413cm" svg:height="1.27cm" svg:x="9.04cm" svg:y="18.399cm">
            <text:p text:style-name="P1"><text:span text:style-name="T1">LTC6811</text:span><text:span text:style-name="T1"><text:line-break/></text:span><text:span text:style-name="T1">10 - Cell</text:span></text:p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draw:type="curve" svg:x1="11.453cm" svg:y1="19.034cm" svg:x2="12.723cm" svg:y2="17.573cm" draw:start-shape="id43" draw:start-glue-point="1" draw:end-shape="id44" draw:end-glue-point="3" svg:d="M11453 19034c970 0 336-1461 1270-1461" svg:viewBox="0 0 1271 1462">
            <text:p/>
          </draw:connector>
          <draw:connector draw:style-name="gr5" draw:text-style-name="P2" draw:layer="layout" draw:type="curve" svg:x1="11.453cm" svg:y1="17.51cm" svg:x2="12.723cm" svg:y2="17.192cm" draw:start-shape="id45" draw:start-glue-point="1" draw:end-shape="id46" draw:end-glue-point="3" svg:d="M11453 17510c970 0 336-318 1270-318" svg:viewBox="0 0 1271 319">
            <text:p/>
          </draw:connector>
          <draw:connector draw:style-name="gr5" draw:text-style-name="P2" draw:layer="layout" draw:type="curve" svg:x1="11.453cm" svg:y1="15.986cm" svg:x2="12.723cm" svg:y2="16.811cm" draw:start-shape="id47" draw:start-glue-point="1" draw:end-shape="id48" draw:end-glue-point="3" svg:d="M11453 15986c970 0 336 825 1270 825" svg:viewBox="0 0 1271 826">
            <text:p/>
          </draw:connector>
        </draw:g>
        <draw:g>
          <draw:custom-shape draw:style-name="gr7" draw:text-style-name="P1" xml:id="id50" draw:id="id50" draw:layer="layout" svg:width="0.381cm" svg:height="0.381cm" svg:x="12.723cm" svg:y="21.19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xml:id="id49" draw:id="id49" draw:layer="layout" svg:width="2.413cm" svg:height="1.27cm" svg:x="9.04cm" svg:y="19.923cm">
            <text:p text:style-name="P1"><text:span text:style-name="T1">LTC6811</text:span><text:span text:style-name="T1"><text:line-break/></text:span><text:span text:style-name="T1">6 - Cell</text:span></text:p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curve" svg:x1="11.453cm" svg:y1="20.558cm" svg:x2="12.723cm" svg:y2="21.383cm" draw:start-shape="id49" draw:start-glue-point="1" draw:end-shape="id50" draw:end-glue-point="3" svg:d="M11453 20558c951 0 316 825 1270 825" svg:viewBox="0 0 1271 826">
            <text:p/>
          </draw:connector>
        </draw:g>
        <draw:custom-shape draw:style-name="gr10" draw:text-style-name="P4" draw:layer="layout" svg:width="1.905cm" svg:height="3.556cm" svg:x="12.723cm" svg:y="2.0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318cm" svg:height="1.524cm" draw:transform="rotate (1.5707963267949) translate (12.723cm 5.953cm)">
          <text:p text:style-name="P1">2P28S</text:p>
          <text:p text:style-name="P1">A123 Module</text:p>
          <draw:enhanced-geometry svg:viewBox="0 0 21600 21600" draw:type="rectangle" draw:enhanced-path="M 0 0 L 21600 0 21600 21600 0 21600 0 0 Z N"/>
        </draw:custom-shape>
        <draw:custom-shape draw:style-name="gr12" draw:text-style-name="P5" xml:id="id65" draw:id="id65" draw:layer="layout" svg:width="0.381cm" svg:height="0.381cm" svg:x="14.247cm" svg:y="1.635cm">
          <text:p text:style-name="P1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58" draw:id="id58" draw:layer="layout" svg:width="0.381cm" svg:height="0.381cm" svg:x="14.247cm" svg:y="5.572cm">
          <text:p text:style-name="P1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905cm" svg:height="4.318cm" svg:x="12.723cm" svg:y="1.6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905cm" svg:height="3.556cm" svg:x="12.723cm" svg:y="6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318cm" svg:height="1.524cm" draw:transform="rotate (1.5707963267949) translate (12.723cm 10.525cm)">
          <text:p text:style-name="P1">2P28S</text:p>
          <text:p text:style-name="P1">A123 Module</text:p>
          <draw:enhanced-geometry svg:viewBox="0 0 21600 21600" draw:type="rectangle" draw:enhanced-path="M 0 0 L 21600 0 21600 21600 0 21600 0 0 Z N"/>
        </draw:custom-shape>
        <draw:custom-shape draw:style-name="gr12" draw:text-style-name="P5" xml:id="id57" draw:id="id57" draw:layer="layout" svg:width="0.381cm" svg:height="0.381cm" svg:x="14.247cm" svg:y="6.207cm">
          <text:p text:style-name="P1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56" draw:id="id56" draw:layer="layout" svg:width="0.381cm" svg:height="0.381cm" svg:x="14.247cm" svg:y="10.144cm">
          <text:p text:style-name="P1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905cm" svg:height="4.318cm" svg:x="12.723cm" svg:y="6.2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905cm" svg:height="3.556cm" svg:x="12.723cm" svg:y="11.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318cm" svg:height="1.524cm" draw:transform="rotate (1.5707963267949) translate (12.723cm 15.097cm)">
          <text:p text:style-name="P1">2P28S</text:p>
          <text:p text:style-name="P1">A123 Module</text:p>
          <draw:enhanced-geometry svg:viewBox="0 0 21600 21600" draw:type="rectangle" draw:enhanced-path="M 0 0 L 21600 0 21600 21600 0 21600 0 0 Z N"/>
        </draw:custom-shape>
        <draw:custom-shape draw:style-name="gr12" draw:text-style-name="P5" xml:id="id55" draw:id="id55" draw:layer="layout" svg:width="0.381cm" svg:height="0.381cm" svg:x="14.247cm" svg:y="10.779cm">
          <text:p text:style-name="P1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54" draw:id="id54" draw:layer="layout" svg:width="0.381cm" svg:height="0.381cm" svg:x="14.247cm" svg:y="14.716cm">
          <text:p text:style-name="P1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905cm" svg:height="4.318cm" svg:x="12.723cm" svg:y="10.7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905cm" svg:height="3.556cm" svg:x="12.723cm" svg:y="15.7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318cm" svg:height="1.524cm" draw:transform="rotate (1.5707963267949) translate (12.723cm 19.669cm)">
          <text:p text:style-name="P1">2P28S</text:p>
          <text:p text:style-name="P1">A123 Module</text:p>
          <draw:enhanced-geometry svg:viewBox="0 0 21600 21600" draw:type="rectangle" draw:enhanced-path="M 0 0 L 21600 0 21600 21600 0 21600 0 0 Z N"/>
        </draw:custom-shape>
        <draw:custom-shape draw:style-name="gr12" draw:text-style-name="P5" xml:id="id53" draw:id="id53" draw:layer="layout" svg:width="0.381cm" svg:height="0.381cm" svg:x="14.247cm" svg:y="15.351cm">
          <text:p text:style-name="P1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52" draw:id="id52" draw:layer="layout" svg:width="0.381cm" svg:height="0.381cm" svg:x="14.247cm" svg:y="19.288cm">
          <text:p text:style-name="P1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905cm" svg:height="4.318cm" svg:x="12.723cm" svg:y="15.3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905cm" svg:height="3.556cm" svg:x="12.723cm" svg:y="20.3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318cm" svg:height="1.524cm" draw:transform="rotate (1.5707963267949) translate (12.723cm 24.241cm)">
          <text:p text:style-name="P1">2P6S</text:p>
          <text:p text:style-name="P1">A123 Module</text:p>
          <draw:enhanced-geometry svg:viewBox="0 0 21600 21600" draw:type="rectangle" draw:enhanced-path="M 0 0 L 21600 0 21600 21600 0 21600 0 0 Z N"/>
        </draw:custom-shape>
        <draw:custom-shape draw:style-name="gr12" draw:text-style-name="P5" xml:id="id51" draw:id="id51" draw:layer="layout" svg:width="0.381cm" svg:height="0.381cm" svg:x="14.247cm" svg:y="19.923cm">
          <text:p text:style-name="P1"><text:span text:style-name="T2">+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62" draw:id="id62" draw:layer="layout" svg:width="0.381cm" svg:height="0.381cm" svg:x="14.247cm" svg:y="23.86cm">
          <text:p text:style-name="P1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905cm" svg:height="4.318cm" svg:x="12.723cm" svg:y="19.923cm">
          <text:p/>
          <draw:enhanced-geometry svg:viewBox="0 0 21600 21600" draw:type="rectangle" draw:enhanced-path="M 0 0 L 21600 0 21600 21600 0 21600 0 0 Z N"/>
        </draw:custom-shape>
        <draw:connector draw:style-name="gr17" draw:text-style-name="P2" draw:layer="layout" draw:type="curve" svg:x1="14.628cm" svg:y1="20.113cm" svg:x2="14.628cm" svg:y2="19.478cm" draw:start-shape="id51" draw:start-glue-point="1" draw:end-shape="id52" draw:end-glue-point="1" svg:d="M14628 20113c748 0 748-635 0-635" svg:viewBox="0 0 562 636">
          <text:p/>
        </draw:connector>
        <draw:connector draw:style-name="gr17" draw:text-style-name="P2" draw:layer="layout" draw:type="curve" svg:x1="14.628cm" svg:y1="15.541cm" svg:x2="14.628cm" svg:y2="14.906cm" draw:start-shape="id53" draw:start-glue-point="1" draw:end-shape="id54" draw:end-glue-point="1" svg:d="M14628 15541c748 0 748-635 0-635" svg:viewBox="0 0 562 636">
          <text:p/>
        </draw:connector>
        <draw:connector draw:style-name="gr17" draw:text-style-name="P2" draw:layer="layout" draw:type="curve" svg:x1="14.628cm" svg:y1="10.969cm" svg:x2="14.628cm" svg:y2="10.334cm" draw:start-shape="id55" draw:start-glue-point="1" draw:end-shape="id56" draw:end-glue-point="1" svg:d="M14628 10969c748 0 748-635 0-635" svg:viewBox="0 0 562 636">
          <text:p/>
        </draw:connector>
        <draw:connector draw:style-name="gr17" draw:text-style-name="P2" draw:layer="layout" draw:type="curve" svg:x1="14.628cm" svg:y1="6.397cm" svg:x2="14.628cm" svg:y2="5.762cm" draw:start-shape="id57" draw:start-glue-point="1" draw:end-shape="id58" draw:end-glue-point="1" svg:d="M14628 6397c748 0 748-635 0-635" svg:viewBox="0 0 562 636">
          <text:p/>
        </draw:connector>
        <draw:custom-shape draw:style-name="gr18" draw:text-style-name="P3" xml:id="id60" draw:id="id60" draw:layer="layout" svg:width="3.136cm" svg:height="2.54cm" svg:x="4.468cm" svg:y="16.875cm">
          <text:p text:style-name="P1">MASTER</text:p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draw:type="curve" svg:x1="9.04cm" svg:y1="20.939cm" svg:x2="6.036cm" svg:y2="19.415cm" draw:start-shape="id59" draw:start-glue-point="3" draw:end-shape="id60" draw:end-glue-point="2" svg:d="M9040 20939c-2003 0-3004-508-3004-1524" svg:viewBox="0 0 3005 1525">
          <text:p/>
        </draw:connector>
        <draw:custom-shape draw:style-name="gr20" draw:text-style-name="P7" xml:id="id61" draw:id="id61" draw:layer="layout" svg:width="3.175cm" svg:height="2.54cm" svg:x="4.429cm" svg:y="11.795cm">
          <text:p text:style-name="P1">User</text:p>
          <text:p text:style-name="P1">Display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6.016cm" svg:y1="14.335cm" svg:x2="6.036cm" svg:y2="16.875cm" draw:start-shape="id61" draw:start-glue-point="2" draw:end-shape="id60" draw:end-glue-point="0" svg:d="M6016 14335c0 1905 20 635 20 2540" svg:viewBox="0 0 21 2541">
          <text:p/>
        </draw:connector>
        <draw:custom-shape draw:style-name="gr21" draw:text-style-name="P8" xml:id="id64" draw:id="id64" draw:layer="layout" svg:width="5.08cm" svg:height="1.524cm" draw:transform="rotate (1.5707963267949) translate (18.184cm 15.605cm)">
          <text:p text:style-name="P1"><text:span text:style-name="T3">LOAD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63" draw:id="id63" draw:layer="layout" svg:width="2.286cm" svg:height="0.889cm" svg:x="15.263cm" svg:y="23.606cm">
          <text:p text:style-name="P1"><text:span text:style-name="T4">SHUNT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draw:type="curve" svg:x1="14.628cm" svg:y1="24.05cm" svg:x2="15.263cm" svg:y2="24.05cm" draw:start-shape="id62" draw:start-glue-point="1" draw:end-shape="id63" draw:end-glue-point="3" svg:d="M14628 24050h635" svg:viewBox="0 0 636 1">
          <text:p/>
        </draw:connector>
        <draw:connector draw:style-name="gr17" draw:text-style-name="P2" draw:layer="layout" draw:type="curve" svg:x1="18.946cm" svg:y1="15.605cm" svg:x2="17.549cm" svg:y2="24.05cm" draw:start-shape="id64" draw:start-glue-point="3" draw:end-shape="id63" draw:end-glue-point="1" svg:d="M18946 15605c0 5630-465 8445-1397 8445" svg:viewBox="0 0 1398 8446">
          <text:p/>
        </draw:connector>
        <draw:connector draw:style-name="gr17" draw:text-style-name="P2" draw:layer="layout" draw:type="curve" svg:x1="14.628cm" svg:y1="1.825cm" svg:x2="18.946cm" svg:y2="10.525cm" draw:start-shape="id65" draw:start-glue-point="1" draw:end-shape="id64" draw:end-glue-point="1" svg:d="M14628 1825c2879 0 4318 2900 4318 8700" svg:viewBox="0 0 4319 8701">
          <text:p/>
        </draw:connector>
        <draw:connector draw:style-name="gr5" draw:text-style-name="P2" draw:layer="layout" draw:type="curve" svg:x1="5.191cm" svg:y1="19.415cm" svg:x2="15.732cm" svg:y2="24.495cm" draw:start-shape="id66" draw:start-glue-point="2" draw:end-shape="id67" draw:end-glue-point="2" svg:d="M5191 19415c0 8371 10541 5831 10541 5080" svg:viewBox="0 0 10542 6033">
          <text:p/>
        </draw:connector>
        <draw:connector draw:style-name="gr5" draw:text-style-name="P2" draw:layer="layout" draw:type="curve" draw:line-skew="0.392cm" svg:x1="4.81cm" svg:y1="19.415cm" svg:x2="17.129cm" svg:y2="24.495cm" draw:start-shape="id68" draw:start-glue-point="2" draw:end-shape="id69" draw:end-glue-point="2" svg:d="M4810 19415c0 8959 12319 6419 12319 5080" svg:viewBox="0 0 12320 6465">
          <text:p/>
        </draw:connector>
        <draw:custom-shape draw:style-name="gr23" draw:text-style-name="P7" draw:layer="layout" svg:width="2.032cm" svg:height="2.54cm" svg:x="2.143cm" svg:y="11.795cm">
          <text:p text:style-name="P1">DC <text:s text:c="3"/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7" xml:id="id71" draw:id="id71" draw:layer="layout" svg:width="3.048cm" svg:height="2.413cm" svg:x="2.905cm" svg:y="8.239cm">
          <text:p text:style-name="P1">12V</text:p>
          <text:p text:style-name="P1">Battery</text:p>
          <draw:enhanced-geometry svg:viewBox="0 0 21600 21600" draw:type="rectangle" draw:enhanced-path="M 0 0 L 21600 0 21600 21600 0 21600 0 0 Z N"/>
        </draw:custom-shape>
        <draw:line draw:style-name="gr5" draw:text-style-name="P2" xml:id="id70" draw:id="id70" draw:layer="layout" svg:x1="4.175cm" svg:y1="11.795cm" svg:x2="2.143cm" svg:y2="14.335cm">
          <text:p/>
        </draw:line>
        <draw:connector draw:style-name="gr25" draw:text-style-name="P2" draw:layer="layout" draw:type="curve" svg:x1="3.159cm" svg:y1="14.335cm" svg:x2="4.468cm" svg:y2="18.145cm" draw:start-shape="id70" draw:start-glue-point="2" draw:end-shape="id60" draw:end-glue-point="3" svg:d="M3159 14335c0 2540 436 3810 1309 3810" svg:viewBox="0 0 1310 3811">
          <text:p/>
        </draw:connector>
        <draw:connector draw:style-name="gr5" draw:text-style-name="P2" draw:layer="layout" draw:type="curve" svg:x1="4.429cm" svg:y1="10.652cm" svg:x2="3.159cm" svg:y2="11.795cm" draw:start-shape="id71" draw:start-glue-point="2" draw:end-shape="id70" draw:end-glue-point="0" svg:d="M4429 10652c0 894-1270 323-1270 1143" svg:viewBox="0 0 1271 1144">
          <text:p/>
        </draw:connector>
        <draw:connector draw:style-name="gr5" draw:text-style-name="P2" draw:layer="layout" draw:type="curve" svg:x1="4.429cm" svg:y1="10.652cm" svg:x2="6.016cm" svg:y2="11.795cm" draw:start-shape="id71" draw:start-glue-point="2" draw:end-shape="id61" draw:end-glue-point="0" svg:d="M4429 10652c0 856 1587 285 1587 1143" svg:viewBox="0 0 1588 1144">
          <text:p/>
        </draw:connector>
        <draw:polygon draw:style-name="gr26" draw:text-style-name="P3" draw:layer="layout" svg:width="2.031cm" svg:height="2.539cm" svg:x="2.143cm" svg:y="11.795cm" svg:viewBox="0 0 2032 2540" draw:points="2032,0 2032,2540 0,2540">
          <text:p text:style-name="P1"/>
          <text:p text:style-name="P1"/>
          <text:p text:style-name="P1"><text:s text:c="5"/>DC</text:p>
        </draw:polygon>
        <draw:line draw:style-name="gr27" draw:text-style-name="P2" draw:layer="layout" svg:x1="2.143cm" svg:y1="14.335cm" svg:x2="4.175cm" svg:y2="11.795cm">
          <text:p/>
        </draw:line>
        <draw:line draw:style-name="gr2" draw:text-style-name="P2" draw:layer="layout" svg:x1="2.143cm" svg:y1="14.335cm" svg:x2="4.175cm" svg:y2="11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08:16:17.487770992</meta:creation-date>
    <dc:date>2019-08-07T09:42:42.100932832</dc:date>
    <meta:editing-duration>PT9M23S</meta:editing-duration>
    <meta:editing-cycles>2</meta:editing-cycles>
    <meta:generator>LibreOffice/6.0.7.3$Linux_X86_64 LibreOffice_project/00m0$Build-3</meta:generator>
    <meta:document-statistic meta:object-count="134"/>
  </office:meta>
</office:document-meta>
</file>